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null-year="1980"/>
      <table:table table:name="Данные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formula="of:=7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; 2</text:p>
          </table:table-cell>
          <table:table-cell table:formula="of:=8+MAX([.D2];[.D3]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formula="of:=8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; 2; 4</text:p>
          </table:table-cell>
          <table:table-cell table:formula="of:=3+MAX([.D2];[.D3];[.D5]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; 3; 5</text:p>
          </table:table-cell>
          <table:table-cell table:formula="of:=2+MAX([.D2];[.D4];[.D6])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3; 4; 5</text:p>
          </table:table-cell>
          <table:table-cell table:formula="of:=5+MAX([.D4];[.D5];[.D6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formula="of:=8+[.D8]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formula="of:=4+[.D9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; 6</text:p>
          </table:table-cell>
          <table:table-cell table:formula="of:=1+MAX([.D10];[.D7])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x</text:p>
          </table:table-cell>
          <table:table-cell table:formula="of:=8+[.E12]" office:value-type="float" office:value="40" calcext:value-type="float">
            <text:p>40</text:p>
          </table:table-cell>
          <table:table-cell table:formula="of:=3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9; 11</text:p>
          </table:table-cell>
          <table:table-cell table:formula="of:=8+MAX([.D10];[.D12])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8; 9; 10</text:p>
          </table:table-cell>
          <table:table-cell table:formula="of:=5+MAX([.D9];[.D10];[.D11])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9; 11; 5</text:p>
          </table:table-cell>
          <table:table-cell table:formula="of:=6+MAX([.D10];[.D12];[.D6])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0; 14</text:p>
          </table:table-cell>
          <table:table-cell table:formula="of:=6+MAX([.D11];[.D15])" office:value-type="float" office:value="52" calcext:value-type="float">
            <text:p>52</text:p>
          </table:table-cell>
          <table:table-cell/>
        </table:table-row>
        <table:table-row table:style-name="ro2">
          <table:table-cell table:number-columns-repeated="2"/>
          <table:table-cell office:value-type="float" office:value="52" calcext:value-type="float">
            <text:p>52</text:p>
          </table:table-cell>
          <table:table-cell table:formula="of:=MAX([.D2:.D16])" office:value-type="float" office:value="52" calcext:value-type="float">
            <text:p>52</text:p>
          </table:table-cell>
          <table:table-cell/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ja" style:country-asian="JP" style:font-name-complex="Noto Sans1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24.2.2.2$Linux_X86_64 LibreOffice_project/420$Build-2</meta:generator>
    <meta:document-statistic meta:table-count="1" meta:cell-count="66" meta:object-count="0"/>
  </office:meta>
</office:document-meta>
</file>